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/>
          <table:table-cell table:style-name="Default"/>
          <table:table-cell table:style-name="Default" office:value-type="string">
            <text:p>2-NN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>
            <text:p>Main Robocup Dataset – 2-NN Matching</text:p>
          </table:table-cell>
          <table:table-cell table:style-name="Default" table:number-columns-repeated="2"/>
          <table:table-cell/>
          <table:table-cell office:value-type="string">
            <text:p>Large Hall Environment 2-NN Matching</text:p>
          </table:table-cell>
          <table:table-cell table:number-columns-repeated="3"/>
          <table:table-cell office:value-type="string">
            <text:p>Varying Lighting Radius Matching</text:p>
          </table:table-cell>
          <table:table-cell/>
          <table:table-cell table:style-name="Default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office:value-type="string">
            <text:p>Threshold</text:p>
          </table:table-cell>
          <table:table-cell office:value-type="string">
            <text:p>TP rate</text:p>
          </table:table-cell>
          <table:table-cell table:number-columns-repeated="2"/>
          <table:table-cell office:value-type="string">
            <text:p>Threshold</text:p>
          </table:table-cell>
          <table:table-cell table:style-name="Default" office:value-type="string">
            <text:p>TP Rate</text:p>
          </table:table-cell>
        </table:table-row>
        <table:table-row table:style-name="ro1">
          <table:table-cell office:value-type="string">
            <text:p>BRISK0</text:p>
          </table:table-cell>
          <table:table-cell office:value-type="float" office:value="0.06">
            <text:p>0.06</text:p>
          </table:table-cell>
          <table:table-cell office:value-type="float" office:value="0.595">
            <text:p>0.60</text:p>
          </table:table-cell>
          <table:table-cell/>
          <table:table-cell office:value-type="string">
            <text:p>BRISK0</text:p>
          </table:table-cell>
          <table:table-cell table:style-name="ce1" office:value-type="float" office:value="0.1">
            <text:p>0.10</text:p>
          </table:table-cell>
          <table:table-cell table:style-name="ce1" office:value-type="float" office:value="0.933">
            <text:p>0.93</text:p>
          </table:table-cell>
          <table:table-cell/>
          <table:table-cell office:value-type="string">
            <text:p>Original</text:p>
          </table:table-cell>
          <table:table-cell table:style-name="ce1" office:value-type="float" office:value="0.13">
            <text:p>0.13</text:p>
          </table:table-cell>
          <table:table-cell office:value-type="float" office:value="0.377">
            <text:p>0.38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0.05">
            <text:p>0.05</text:p>
          </table:table-cell>
          <table:table-cell office:value-type="float" office:value="0.572">
            <text:p>0.57</text:p>
          </table:table-cell>
          <table:table-cell/>
          <table:table-cell office:value-type="string">
            <text:p>BRISK4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952">
            <text:p>0.95</text:p>
          </table:table-cell>
          <table:table-cell/>
          <table:table-cell office:value-type="string">
            <text:p>Left Light turned off</text:p>
          </table:table-cell>
          <table:table-cell office:value-type="float" office:value="0.09">
            <text:p>0.09</text:p>
          </table:table-cell>
          <table:table-cell office:value-type="float" office:value="0.433">
            <text:p>0.43</text:p>
          </table:table-cell>
        </table:table-row>
        <table:table-row table:style-name="ro1">
          <table:table-cell office:value-type="string">
            <text:p>BRISK0-SURF2D</text:p>
          </table:table-cell>
          <table:table-cell office:value-type="float" office:value="30">
            <text:p>30.00</text:p>
          </table:table-cell>
          <table:table-cell office:value-type="float" office:value="0.579">
            <text:p>0.58</text:p>
          </table:table-cell>
          <table:table-cell/>
          <table:table-cell office:value-type="string">
            <text:p>BRISK0-SURF2D</text:p>
          </table:table-cell>
          <table:table-cell table:style-name="ce1" office:value-type="float" office:value="82">
            <text:p>82.00</text:p>
          </table:table-cell>
          <table:table-cell table:style-name="ce1" office:value-type="float" office:value="0.9">
            <text:p>0.90</text:p>
          </table:table-cell>
          <table:table-cell/>
          <table:table-cell office:value-type="string">
            <text:p>Right Light and Main lights turned off</text:p>
          </table:table-cell>
          <table:table-cell office:value-type="float" office:value="0.07">
            <text:p>0.07</text:p>
          </table:table-cell>
          <table:table-cell office:value-type="float" office:value="0.555">
            <text:p>0.56</text:p>
          </table:table-cell>
        </table:table-row>
        <table:table-row table:style-name="ro1">
          <table:table-cell office:value-type="string">
            <text:p>BRISK0-UBRISK</text:p>
          </table:table-cell>
          <table:table-cell office:value-type="float" office:value="0.05">
            <text:p>0.05</text:p>
          </table:table-cell>
          <table:table-cell office:value-type="float" office:value="0.56">
            <text:p>0.56</text:p>
          </table:table-cell>
          <table:table-cell/>
          <table:table-cell office:value-type="string">
            <text:p>BRISK0-UBRISK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886">
            <text:p>0.89</text:p>
          </table:table-cell>
          <table:table-cell/>
          <table:table-cell office:value-type="string">
            <text:p>Both Lights turned off</text:p>
          </table:table-cell>
          <table:table-cell office:value-type="float" office:value="0.09">
            <text:p>0.09</text:p>
          </table:table-cell>
          <table:table-cell office:value-type="float" office:value="0.412">
            <text:p>0.41</text:p>
          </table:table-cell>
        </table:table-row>
        <table:table-row table:style-name="ro1">
          <table:table-cell office:value-type="string">
            <text:p>SURF 1D</text:p>
          </table:table-cell>
          <table:table-cell office:value-type="float" office:value="294">
            <text:p>294.00</text:p>
          </table:table-cell>
          <table:table-cell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table:style-name="ce1" office:value-type="float" office:value="80">
            <text:p>80.00</text:p>
          </table:table-cell>
          <table:table-cell table:style-name="ce1" office:value-type="float" office:value="0.6">
            <text:p>0.6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/>
          <table:table-cell office:value-type="string">
            <text:p>Robocup Nikon Camera</text:p>
          </table:table-cell>
          <table:table-cell table:number-columns-repeated="2"/>
        </table:table-row>
        <table:table-row table:style-name="ro1">
          <table:table-cell office:value-type="string">
            <text:p>Radius Matching</text:p>
          </table:table-cell>
          <table:table-cell/>
          <table:table-cell office:value-type="string">
            <text:p>Radius Matching</text:p>
          </table:table-cell>
          <table:table-cell/>
          <table:table-cell office:value-type="string">
            <text:p>Radius Matching</text:p>
          </table:table-cell>
          <table:table-cell table:style-name="ce1" table:number-columns-repeated="2"/>
          <table:table-cell/>
          <table:table-cell office:value-type="string">
            <text:p>Nao only </text:p>
          </table:table-cell>
          <table:table-cell office:value-type="float" office:value="0.13">
            <text:p>0.13</text:p>
          </table:table-cell>
          <table:table-cell office:value-type="float" office:value="0.377">
            <text:p>0.38</text:p>
          </table:table-cell>
        </table:table-row>
        <table:table-row table:style-name="ro1">
          <table:table-cell office:value-type="string">
            <text:p>BRISK0</text:p>
          </table:table-cell>
          <table:table-cell office:value-type="float" office:value="0.16">
            <text:p>0.16</text:p>
          </table:table-cell>
          <table:table-cell office:value-type="float" office:value="0.398">
            <text:p>0.40</text:p>
          </table:table-cell>
          <table:table-cell/>
          <table:table-cell office:value-type="string">
            <text:p>BRISK0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895">
            <text:p>0.90</text:p>
          </table:table-cell>
          <table:table-cell/>
          <table:table-cell office:value-type="string">
            <text:p>Nao and Nikon</text:p>
          </table:table-cell>
          <table:table-cell office:value-type="float" office:value="0.08">
            <text:p>0.08</text:p>
          </table:table-cell>
          <table:table-cell office:value-type="float" office:value="0.364">
            <text:p>0.36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0.22">
            <text:p>0.22</text:p>
          </table:table-cell>
          <table:table-cell office:value-type="float" office:value="0.414">
            <text:p>0.41</text:p>
          </table:table-cell>
          <table:table-cell/>
          <table:table-cell office:value-type="string">
            <text:p>BRISK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814">
            <text:p>0.81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2">
            <text:p>32.00</text:p>
          </table:table-cell>
          <table:table-cell office:value-type="float" office:value="0.465">
            <text:p>0.47</text:p>
          </table:table-cell>
          <table:table-cell/>
          <table:table-cell office:value-type="string">
            <text:p>BRISK0-SURF2D</text:p>
          </table:table-cell>
          <table:table-cell table:style-name="ce1" office:value-type="float" office:value="62">
            <text:p>62.00</text:p>
          </table:table-cell>
          <table:table-cell table:style-name="ce1" office:value-type="float" office:value="0.886">
            <text:p>0.89</text:p>
          </table:table-cell>
          <table:table-cell/>
          <table:table-cell office:value-type="string">
            <text:p>Large Hall Nikon camera</text:p>
          </table:table-cell>
          <table:table-cell table:number-columns-repeated="2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3">
            <text:p>0.13</text:p>
          </table:table-cell>
          <table:table-cell office:value-type="float" office:value="0.377">
            <text:p>0.38</text:p>
          </table:table-cell>
          <table:table-cell/>
          <table:table-cell office:value-type="string">
            <text:p>BRISK0-UBRISK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9">
            <text:p>0.90</text:p>
          </table:table-cell>
          <table:table-cell/>
          <table:table-cell office:value-type="string">
            <text:p>Nao only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</table:table-row>
        <table:table-row table:style-name="ro1">
          <table:table-cell office:value-type="string">
            <text:p>SURF 1D</text:p>
          </table:table-cell>
          <table:table-cell office:value-type="float" office:value="294">
            <text:p>294.00</text:p>
          </table:table-cell>
          <table:table-cell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table:style-name="ce1" office:value-type="float" office:value="80">
            <text:p>80.00</text:p>
          </table:table-cell>
          <table:table-cell table:style-name="ce1" office:value-type="float" office:value="0.6">
            <text:p>0.60</text:p>
          </table:table-cell>
          <table:table-cell/>
          <table:table-cell office:value-type="string">
            <text:p>Nao and Nikon</text:p>
          </table:table-cell>
          <table:table-cell office:value-type="float" office:value="0.09">
            <text:p>0.09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Office Environment 2-NN Matching</text:p>
          </table:table-cell>
          <table:table-cell table:number-columns-repeated="7"/>
          <table:table-cell office:value-type="string">
            <text:p>Googl Street View</text:p>
          </table:table-cell>
          <table:table-cell table:number-columns-repeated="2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 table:number-columns-repeated="5"/>
          <table:table-cell office:value-type="string">
            <text:p>Nao and Google Street View Images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office:value-type="string">
            <text:p>Radius Matching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7"/>
          <table:table-cell table:style-name="Default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2.J21" table:end-x="1.432cm" table:end-y="0.08cm" draw:z-index="0" draw:style-name="gr1" svg:width="21.755cm" svg:height="9.023cm" svg:x="0cm" svg:y="0.054cm">
              <draw:object draw:notify-on-update-of-ranges="Sheet1.A4:Sheet1.A8 Sheet1.C1:Sheet1.C1 Sheet1.C4:Sheet1.C8 Sheet1.C10:Sheet1.C10 Sheet1.C11:Sheet1.C14 Sheet2.L2:Sheet2.L2 Sheet2.M1:Sheet2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2.T27" table:end-x="0.441cm" table:end-y="0.398cm" draw:z-index="1" draw:style-name="gr1" svg:width="21.755cm" svg:height="9.023cm" svg:x="1.267cm" svg:y="0.372cm">
              <draw:object draw:notify-on-update-of-ranges="Sheet1.A4:Sheet1.A8 Sheet1.C1:Sheet1.C1 Sheet1.C18:Sheet1.C22 Sheet1.C10:Sheet1.C10 Sheet1.C25:Sheet1.C28 Sheet2.L2:Sheet2.L2 Sheet2.R1:Sheet2.R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table:end-cell-address="Sheet2.J46" table:end-x="1.432cm" table:end-y="0.133cm" draw:z-index="2" draw:style-name="gr1" svg:width="21.755cm" svg:height="9.023cm" svg:x="0cm" svg:y="0.108cm">
              <draw:object draw:notify-on-update-of-ranges="Sheet1.A4:Sheet1.A8 Sheet1.C1:Sheet1.C1 Sheet1.G4:Sheet1.G8 Sheet1.C10:Sheet1.C10 Sheet1.G11:Sheet1.G14 Sheet2.L2:Sheet2.L2 Sheet2.M1:Sheet2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3.J24" table:end-x="0.303cm" table:end-y="0.108cm" draw:z-index="0" draw:style-name="gr1" svg:width="20.626cm" svg:height="10.453cm" svg:x="0cm" svg:y="0.001cm">
              <draw:object draw:notify-on-update-of-ranges="Sheet1.I4:Sheet1.I7 Sheet1.K4:Sheet1.K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3.Q27" table:end-x="0.056cm" table:end-y="0.111cm" draw:z-index="2" draw:style-name="gr1" svg:width="15.999cm" svg:height="8.999cm" svg:x="2.122cm" svg:y="0.109cm">
              <draw:object draw:notify-on-update-of-ranges="Sheet1.I14:Sheet1.I15 Sheet1.K14:Sheet1.K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table:end-cell-address="Sheet3.H47" table:end-x="1.02cm" table:end-y="0.162cm" draw:z-index="1" draw:style-name="gr1" svg:width="15.999cm" svg:height="8.999cm" svg:x="0.827cm" svg:y="0.16cm">
              <draw:object draw:notify-on-update-of-ranges="Sheet1.I10:Sheet1.I11 Sheet1.K10:Sheet1.K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28/07/2012</text:date>, <text:time>15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10:12</meta:creation-date>
    <dc:date>2012-07-28T15:08:04</dc:date>
    <dc:creator>Daniel Mankowitz</dc:creator>
    <meta:editing-duration>PT21H37M16S</meta:editing-duration>
    <meta:editing-cycles>28</meta:editing-cycles>
    <meta:generator>LibreOffice/3.3$Linux LibreOffice_project/330m19$Build-401</meta:generator>
    <meta:document-statistic meta:table-count="3" meta:cell-count="1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56cm" svg:height="9.024cm" xlink:href=".." xlink:type="simple" chart:class="chart:bar" chart:style-name="ch1">
        <chart:title svg:x="2.487cm" svg:y="0.316cm" chart:style-name="ch2">
          <text:p>Comparing the TP Rate for each matching technique for the Main Robocup Datasets</text:p>
        </chart:title>
        <chart:legend chart:legend-position="end" svg:x="18.381cm" svg:y="3.767cm" chart:style-name="ch3"/>
        <chart:plot-area chart:style-name="ch4" table:cell-range-address="Sheet1.A4:Sheet1.A8 Sheet1.C1:Sheet1.C1 Sheet1.C4:Sheet1.C8 Sheet1.C10:Sheet1.C14 Sheet2.L2:Sheet2.L2 Sheet2.M1:Sheet2.M5" chart:data-source-has-labels="both" svg:x="1.446cm" svg:y="1.635cm" svg:width="16.065cm" svg:height="6.228cm">
          <chartooo:coordinate-region svg:x="2.358cm" svg:y="1.834cm" svg:width="15.153cm" svg:height="5.382cm"/>
          <chart:axis chart:dimension="x" chart:name="primary-x" chart:style-name="ch5">
            <chart:title svg:x="8.733cm" svg:y="8.043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5.388cm" chart:style-name="ch8">
              <text:p>TP Rate</text:p>
            </chart:title>
            <chart:grid chart:style-name="ch9" chart:class="major"/>
          </chart:axis>
          <chart:series chart:style-name="ch10" chart:values-cell-range-address="Sheet1.C4:Sheet1.C8" chart:label-cell-address="Sheet1.C1:Sheet1.C1" chart:class="chart:bar">
            <chart:data-point chart:repeated="4"/>
            <chart:data-point chart:style-name="ch11"/>
          </chart:series>
          <chart:series chart:style-name="ch12" chart:values-cell-range-address="Sheet1.C11:Sheet1.C14" chart:label-cell-address="Sheet1.C10:Sheet1.C10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C1:Sheet1.C1</svg:desc>
                </draw:g>
              </table:table-cell>
              <table:table-cell office:value-type="string">
                <text:p>Radius Matching</text:p>
                <draw:g>
                  <svg:desc>Sheet1.C10:Sheet1.C10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595">
                <text:p>0.595</text:p>
                <draw:g>
                  <svg:desc>Sheet1.C4:Sheet1.C8</svg:desc>
                </draw:g>
              </table:table-cell>
              <table:table-cell office:value-type="float" office:value="0.398">
                <text:p>0.398</text:p>
                <draw:g>
                  <svg:desc>Sheet1.C11:Sheet1.C1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572">
                <text:p>0.572</text:p>
              </table:table-cell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79">
                <text:p>0.579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56">
                <text:p>0.56</text:p>
              </table:table-cell>
              <table:table-cell office:value-type="float" office:value="0.377">
                <text:p>0.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56cm" svg:height="9.024cm" xlink:href=".." xlink:type="simple" chart:class="chart:bar" chart:style-name="ch1">
        <chart:title svg:x="2.011cm" svg:y="0.316cm" chart:style-name="ch2">
          <text:p>Comparing the TP Rate for each matching technique for the Office Environment Datasets</text:p>
        </chart:title>
        <chart:legend chart:legend-position="end" svg:x="18.381cm" svg:y="3.767cm" chart:style-name="ch3"/>
        <chart:plot-area chart:style-name="ch4" table:cell-range-address="Sheet1.A4:Sheet1.A8 Sheet1.C1:Sheet1.C1 Sheet1.C18:Sheet1.C22 Sheet1.C10:Sheet1.C10 Sheet1.C25:Sheet1.C28 Sheet2.L2:Sheet2.L2 Sheet2.R1:Sheet2.R5" chart:data-source-has-labels="both" svg:x="1.446cm" svg:y="1.635cm" svg:width="16.065cm" svg:height="6.228cm">
          <chartooo:coordinate-region svg:x="2.358cm" svg:y="1.835cm" svg:width="15.153cm" svg:height="5.381cm"/>
          <chart:axis chart:dimension="x" chart:name="primary-x" chart:style-name="ch5">
            <chart:title svg:x="8.733cm" svg:y="8.043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5.388cm" chart:style-name="ch8">
              <text:p>TP Rate</text:p>
            </chart:title>
            <chart:grid chart:style-name="ch9" chart:class="major"/>
          </chart:axis>
          <chart:series chart:style-name="ch10" chart:values-cell-range-address="Sheet1.C18:Sheet1.C22" chart:label-cell-address="Sheet1.C1:Sheet1.C1" chart:class="chart:bar">
            <chart:data-point chart:repeated="4"/>
            <chart:data-point chart:style-name="ch11"/>
          </chart:series>
          <chart:series chart:style-name="ch12" chart:values-cell-range-address="Sheet1.C25:Sheet1.C28" chart:label-cell-address="Sheet1.C10:Sheet1.C10" chart:class="chart:bar">
            <chart:data-point chart:repeated="4"/>
          </chart:series>
          <chart:series chart:style-name="ch13" chart:values-cell-range-address="Sheet2.R1:Sheet2.R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C1:Sheet1.C1</svg:desc>
                </draw:g>
              </table:table-cell>
              <table:table-cell office:value-type="string">
                <text:p>Radius Matching</text:p>
                <draw:g>
                  <svg:desc>Sheet1.C10:Sheet1.C10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58">
                <text:p>0.758</text:p>
                <draw:g>
                  <svg:desc>Sheet1.C18:Sheet1.C22</svg:desc>
                </draw:g>
              </table:table-cell>
              <table:table-cell office:value-type="float" office:value="0.718">
                <text:p>0.718</text:p>
                <draw:g>
                  <svg:desc>Sheet1.C25:Sheet1.C28</svg:desc>
                </draw:g>
              </table:table-cell>
              <table:table-cell office:value-type="float" office:value="NaN">
                <text:p>NaN</text:p>
                <draw:g>
                  <svg:desc>Sheet2.R1:Sheet2.R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738">
                <text:p>0.738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85">
                <text:p>0.585</text:p>
              </table:table-cell>
              <table:table-cell office:value-type="float" office:value="0.682">
                <text:p>0.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33">
                <text:p>0.633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56cm" svg:height="9.024cm" xlink:href=".." xlink:type="simple" chart:class="chart:bar" chart:style-name="ch1">
        <chart:title svg:x="1.587cm" svg:y="0.316cm" chart:style-name="ch2">
          <text:p>Comparing the TP Rate for each matching technique for the Large Hall Environment Datasets</text:p>
        </chart:title>
        <chart:legend chart:legend-position="end" svg:x="18.381cm" svg:y="3.767cm" chart:style-name="ch3"/>
        <chart:plot-area chart:style-name="ch4" table:cell-range-address="Sheet1.A4:Sheet1.A8 Sheet1.C1:Sheet1.C1 Sheet1.G4:Sheet1.G8 Sheet1.C10:Sheet1.C10 Sheet1.G11:Sheet1.G14 Sheet2.L2:Sheet2.L2 Sheet2.M1:Sheet2.M5" chart:data-source-has-labels="both" svg:x="1.446cm" svg:y="1.635cm" svg:width="16.065cm" svg:height="6.228cm">
          <chartooo:coordinate-region svg:x="2.358cm" svg:y="1.834cm" svg:width="15.153cm" svg:height="5.382cm"/>
          <chart:axis chart:dimension="x" chart:name="primary-x" chart:style-name="ch5">
            <chart:title svg:x="8.733cm" svg:y="8.043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5.388cm" chart:style-name="ch8">
              <text:p>TP Rate</text:p>
            </chart:title>
            <chart:grid chart:style-name="ch9" chart:class="major"/>
          </chart:axis>
          <chart:series chart:style-name="ch10" chart:values-cell-range-address="Sheet1.G4:Sheet1.G8" chart:label-cell-address="Sheet1.C1:Sheet1.C1" chart:class="chart:bar">
            <chart:data-point chart:repeated="4"/>
            <chart:data-point chart:style-name="ch11"/>
          </chart:series>
          <chart:series chart:style-name="ch12" chart:values-cell-range-address="Sheet1.G11:Sheet1.G14" chart:label-cell-address="Sheet1.C10:Sheet1.C10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C1:Sheet1.C1</svg:desc>
                </draw:g>
              </table:table-cell>
              <table:table-cell office:value-type="string">
                <text:p>Radius Matching</text:p>
                <draw:g>
                  <svg:desc>Sheet1.C10:Sheet1.C10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33">
                <text:p>0.933</text:p>
                <draw:g>
                  <svg:desc>Sheet1.G4:Sheet1.G8</svg:desc>
                </draw:g>
              </table:table-cell>
              <table:table-cell office:value-type="float" office:value="0.895">
                <text:p>0.895</text:p>
                <draw:g>
                  <svg:desc>Sheet1.G11:Sheet1.G1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952">
                <text:p>0.952</text:p>
              </table:table-cell>
              <table:table-cell office:value-type="float" office:value="0.814">
                <text:p>0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9">
                <text:p>0.9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86">
                <text:p>0.88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7cm" svg:height="10.454cm" xlink:href=".." xlink:type="simple" chart:class="chart:bar" chart:style-name="ch1">
        <chart:title svg:x="2.583cm" svg:y="0.345cm" chart:style-name="ch2">
          <text:p>The TP Rate under Varying Lighting Conditions for the Main Robocup Dataset</text:p>
        </chart:title>
        <chart:plot-area chart:style-name="ch3" table:cell-range-address="Sheet1.I4:Sheet1.I7 Sheet1.K4:Sheet1.K7" chart:data-source-has-labels="column" svg:x="1.423cm" svg:y="1.751cm" svg:width="18.38cm" svg:height="7.513cm">
          <chartooo:coordinate-region svg:x="2.335cm" svg:y="1.951cm" svg:width="17.468cm" svg:height="6.268cm"/>
          <chart:axis chart:dimension="x" chart:name="primary-x" chart:style-name="ch4">
            <chart:title svg:x="9.153cm" svg:y="9.473cm" chart:style-name="ch5">
              <text:p>Lighting Conditions</text:p>
            </chart:title>
            <chart:categories table:cell-range-address="Sheet1.I4:Sheet1.I7"/>
          </chart:axis>
          <chart:axis chart:dimension="y" chart:name="primary-y" chart:style-name="ch6">
            <chart:title svg:x="0.451cm" svg:y="6.146cm" chart:style-name="ch7">
              <text:p>TP Rate</text:p>
            </chart:title>
            <chart:grid chart:style-name="ch8" chart:class="major"/>
          </chart:axis>
          <chart:series chart:style-name="ch9" chart:values-cell-range-address="Sheet1.K4:Sheet1.K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I4:Sheet1.I7</svg:desc>
                </draw:g>
              </table:table-cell>
              <table:table-cell office:value-type="float" office:value="0.377">
                <text:p>0.377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Left Light turned off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Right Light and Main lights turned off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Both Lights turned off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56cm" svg:y="0.315cm" chart:style-name="ch2">
          <text:p>The TP rate of Nao-only images and 
Nao-Nikon images for the Main Robocup Datasets</text:p>
        </chart:title>
        <chart:plot-area chart:style-name="ch3" table:cell-range-address="Sheet1.I10:Sheet1.I11 Sheet1.K10:Sheet1.K11" chart:data-source-has-labels="column" svg:x="1.331cm" svg:y="2.138cm" svg:width="14.029cm" svg:height="5.701cm">
          <chartooo:coordinate-region svg:x="2.243cm" svg:y="2.337cm" svg:width="13.117cm" svg:height="4.855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0:Sheet1.I11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0:Sheet1.K1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I10:Sheet1.I11</svg:desc>
                </draw:g>
              </table:table-cell>
              <table:table-cell office:value-type="float" office:value="0.377">
                <text:p>0.377</text:p>
                <draw:g>
                  <svg:desc>Sheet1.K10:Sheet1.K11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364">
                <text:p>0.3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73cm" svg:y="0.315cm" chart:style-name="ch2">
          <text:p>The TP rate of Nao-only Images and Nao-Nikon images for the 
Large Hall Environment Datasets</text:p>
        </chart:title>
        <chart:plot-area chart:style-name="ch3" table:cell-range-address="Sheet1.I14:Sheet1.I15 Sheet1.K14:Sheet1.K15" chart:data-source-has-labels="column" svg:x="1.331cm" svg:y="2.138cm" svg:width="14.029cm" svg:height="5.701cm">
          <chartooo:coordinate-region svg:x="2.243cm" svg:y="2.337cm" svg:width="13.117cm" svg:height="4.855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4:Sheet1.I15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4:Sheet1.K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I14:Sheet1.I15</svg:desc>
                </draw:g>
              </table:table-cell>
              <table:table-cell office:value-type="float" office:value="0.9">
                <text:p>0.9</text:p>
                <draw:g>
                  <svg:desc>Sheet1.K14:Sheet1.K15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